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.49pt" svg:y="88.7pt">
            <loext:p draw:notify-on-update-of-ranges="Sheet1.B3:Sheet1.B32 Sheet1.F3:Sheet1.F32 Sheet1.B3:Sheet1.B32 Sheet1.D3:Sheet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55pt" svg:y="82.63pt">
            <loext:p draw:notify-on-update-of-ranges="Sheet1.I3:Sheet1.I32 Sheet1.K3:Sheet1.K32 Sheet1.I3:Sheet1.I32 Sheet1.M3:Sheet1.M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O(k^2)</text:p>
          </table:table-cell>
          <table:table-cell/>
          <table:table-cell office:value-type="string" calcext:value-type="string">
            <text:p>O(k^3)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x (table rows)</text:p>
          </table:table-cell>
          <table:table-cell office:value-type="string" calcext:value-type="string">
            <text:p>ln (x)</text:p>
          </table:table-cell>
          <table:table-cell office:value-type="string" calcext:value-type="string">
            <text:p>y (computations)</text:p>
          </table:table-cell>
          <table:table-cell office:value-type="string" calcext:value-type="string">
            <text:p>ln (y)</text:p>
          </table:table-cell>
          <table:table-cell office:value-type="string" calcext:value-type="string">
            <text:p>y (computations)</text:p>
          </table:table-cell>
          <table:table-cell office:value-type="string" calcext:value-type="string">
            <text:p>ln (y)</text:p>
          </table:table-cell>
          <table:table-cell/>
          <table:table-cell office:value-type="string" calcext:value-type="string">
            <text:p>x (table rows)</text:p>
          </table:table-cell>
          <table:table-cell office:value-type="string" calcext:value-type="string">
            <text:p>ln (x)</text:p>
          </table:table-cell>
          <table:table-cell office:value-type="string" calcext:value-type="string">
            <text:p>y (computations)</text:p>
          </table:table-cell>
          <table:table-cell office:value-type="string" calcext:value-type="string">
            <text:p>ln (y)</text:p>
          </table:table-cell>
          <table:table-cell office:value-type="string" calcext:value-type="string">
            <text:p>y (computations)</text:p>
          </table:table-cell>
          <table:table-cell office:value-type="string" calcext:value-type="string">
            <text:p>ln (y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N([.A3])" office:value-type="float" office:value="2.99573227355399" calcext:value-type="float">
            <text:p>2.99573227355399</text:p>
          </table:table-cell>
          <table:table-cell office:value-type="float" office:value="545" calcext:value-type="float">
            <text:p>545</text:p>
          </table:table-cell>
          <table:table-cell table:formula="of:=LN([.C3])" office:value-type="float" office:value="6.30078579466324" calcext:value-type="float">
            <text:p>6.30078579466324</text:p>
          </table:table-cell>
          <table:table-cell office:value-type="float" office:value="5565" calcext:value-type="float">
            <text:p>5565</text:p>
          </table:table-cell>
          <table:table-cell table:formula="of:=LN([.E3])" office:value-type="float" office:value="8.62425226370964" calcext:value-type="float">
            <text:p>8.6242522637096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LN([.H3])" office:value-type="float" office:value="2.99573227355399" calcext:value-type="float">
            <text:p>2.99573227355399</text:p>
          </table:table-cell>
          <table:table-cell table:style-name="ce1" office:value-type="float" office:value="0.000003514" calcext:value-type="float">
            <text:p>3.51E-06</text:p>
          </table:table-cell>
          <table:table-cell table:formula="of:=LN([.J3])" office:value-type="float" office:value="-12.5587555681994" calcext:value-type="float">
            <text:p>-12.5587555681994</text:p>
          </table:table-cell>
          <table:table-cell table:style-name="ce1" office:value-type="float" office:value="0.00004824" calcext:value-type="float">
            <text:p>4.82E-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N([.A4])" office:value-type="float" office:value="3.68887945411394" calcext:value-type="float">
            <text:p>3.68887945411394</text:p>
          </table:table-cell>
          <table:table-cell office:value-type="float" office:value="2085" calcext:value-type="float">
            <text:p>2085</text:p>
          </table:table-cell>
          <table:table-cell table:formula="of:=LN([.C4])" office:value-type="float" office:value="7.6425241342329" calcext:value-type="float">
            <text:p>7.6425241342329</text:p>
          </table:table-cell>
          <table:table-cell office:value-type="float" office:value="43525" calcext:value-type="float">
            <text:p>43525</text:p>
          </table:table-cell>
          <table:table-cell table:formula="of:=LN([.E4])" office:value-type="float" office:value="10.6810907646364" calcext:value-type="float">
            <text:p>10.681090764636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LN([.H4])" office:value-type="float" office:value="3.68887945411394" calcext:value-type="float">
            <text:p>3.68887945411394</text:p>
          </table:table-cell>
          <table:table-cell table:style-name="ce1" office:value-type="float" office:value="0.000013137" calcext:value-type="float">
            <text:p>1.31E-05</text:p>
          </table:table-cell>
          <table:table-cell table:formula="of:=LN([.J4])" office:value-type="float" office:value="-11.2400778814769" calcext:value-type="float">
            <text:p>-11.2400778814769</text:p>
          </table:table-cell>
          <table:table-cell office:value-type="float" office:value="0.000412391" calcext:value-type="float">
            <text:p>0.0004123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N([.A5])" office:value-type="float" office:value="4.0943445622221" calcext:value-type="float">
            <text:p>4.0943445622221</text:p>
          </table:table-cell>
          <table:table-cell office:value-type="float" office:value="4625" calcext:value-type="float">
            <text:p>4625</text:p>
          </table:table-cell>
          <table:table-cell table:formula="of:=LN([.C5])" office:value-type="float" office:value="8.43923164994653" calcext:value-type="float">
            <text:p>8.43923164994653</text:p>
          </table:table-cell>
          <table:table-cell office:value-type="float" office:value="145885" calcext:value-type="float">
            <text:p>145885</text:p>
          </table:table-cell>
          <table:table-cell table:formula="of:=LN([.E5])" office:value-type="float" office:value="11.8905739190816" calcext:value-type="float">
            <text:p>11.890573919081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LN([.H5])" office:value-type="float" office:value="4.0943445622221" calcext:value-type="float">
            <text:p>4.0943445622221</text:p>
          </table:table-cell>
          <table:table-cell table:style-name="ce1" office:value-type="float" office:value="0.000028905" calcext:value-type="float">
            <text:p>2.89E-05</text:p>
          </table:table-cell>
          <table:table-cell table:formula="of:=LN([.J5])" office:value-type="float" office:value="-10.4514959674298" calcext:value-type="float">
            <text:p>-10.4514959674298</text:p>
          </table:table-cell>
          <table:table-cell office:value-type="float" office:value="0.00134979" calcext:value-type="float">
            <text:p>0.001349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N([.A6])" office:value-type="float" office:value="4.38202663467388" calcext:value-type="float">
            <text:p>4.38202663467388</text:p>
          </table:table-cell>
          <table:table-cell office:value-type="float" office:value="8165" calcext:value-type="float">
            <text:p>8165</text:p>
          </table:table-cell>
          <table:table-cell table:formula="of:=LN([.C6])" office:value-type="float" office:value="9.00761200540457" calcext:value-type="float">
            <text:p>9.00761200540457</text:p>
          </table:table-cell>
          <table:table-cell office:value-type="float" office:value="344645" calcext:value-type="float">
            <text:p>344645</text:p>
          </table:table-cell>
          <table:table-cell table:formula="of:=LN([.E6])" office:value-type="float" office:value="12.7502701807372" calcext:value-type="float">
            <text:p>12.750270180737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LN([.H6])" office:value-type="float" office:value="4.38202663467388" calcext:value-type="float">
            <text:p>4.38202663467388</text:p>
          </table:table-cell>
          <table:table-cell table:style-name="ce1" office:value-type="float" office:value="0.000052683" calcext:value-type="float">
            <text:p>5.27E-05</text:p>
          </table:table-cell>
          <table:table-cell table:formula="of:=LN([.J6])" office:value-type="float" office:value="-9.85121773510245" calcext:value-type="float">
            <text:p>-9.85121773510245</text:p>
          </table:table-cell>
          <table:table-cell office:value-type="float" office:value="0.00341175" calcext:value-type="float">
            <text:p>0.003411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N([.A7])" office:value-type="float" office:value="4.60517018598809" calcext:value-type="float">
            <text:p>4.60517018598809</text:p>
          </table:table-cell>
          <table:table-cell office:value-type="float" office:value="12705" calcext:value-type="float">
            <text:p>12705</text:p>
          </table:table-cell>
          <table:table-cell table:formula="of:=LN([.C7])" office:value-type="float" office:value="9.44975089575427" calcext:value-type="float">
            <text:p>9.44975089575427</text:p>
          </table:table-cell>
          <table:table-cell office:value-type="float" office:value="671805" calcext:value-type="float">
            <text:p>671805</text:p>
          </table:table-cell>
          <table:table-cell table:formula="of:=LN([.E7])" office:value-type="float" office:value="13.4177233988239" calcext:value-type="float">
            <text:p>13.417723398823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LN([.H7])" office:value-type="float" office:value="4.60517018598809" calcext:value-type="float">
            <text:p>4.60517018598809</text:p>
          </table:table-cell>
          <table:table-cell table:style-name="ce1" office:value-type="float" office:value="0.000082691" calcext:value-type="float">
            <text:p>8.27E-05</text:p>
          </table:table-cell>
          <table:table-cell table:formula="of:=LN([.J7])" office:value-type="float" office:value="-9.40039978894258" calcext:value-type="float">
            <text:p>-9.40039978894258</text:p>
          </table:table-cell>
          <table:table-cell office:value-type="float" office:value="0.00629259" calcext:value-type="float">
            <text:p>0.006292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N([.A8])" office:value-type="float" office:value="4.78749174278205" calcext:value-type="float">
            <text:p>4.78749174278205</text:p>
          </table:table-cell>
          <table:table-cell office:value-type="float" office:value="18245" calcext:value-type="float">
            <text:p>18245</text:p>
          </table:table-cell>
          <table:table-cell table:formula="of:=LN([.C8])" office:value-type="float" office:value="9.81164634887055" calcext:value-type="float">
            <text:p>9.81164634887055</text:p>
          </table:table-cell>
          <table:table-cell office:value-type="float" office:value="1159365" calcext:value-type="float">
            <text:p>1159365</text:p>
          </table:table-cell>
          <table:table-cell table:formula="of:=LN([.E8])" office:value-type="float" office:value="13.9633829994038" calcext:value-type="float">
            <text:p>13.9633829994038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LN([.H8])" office:value-type="float" office:value="4.78749174278205" calcext:value-type="float">
            <text:p>4.78749174278205</text:p>
          </table:table-cell>
          <table:table-cell office:value-type="float" office:value="0.000161371" calcext:value-type="float">
            <text:p>0.000161371</text:p>
          </table:table-cell>
          <table:table-cell table:formula="of:=LN([.J8])" office:value-type="float" office:value="-8.7318044960915" calcext:value-type="float">
            <text:p>-8.7318044960915</text:p>
          </table:table-cell>
          <table:table-cell office:value-type="float" office:value="0.0264167" calcext:value-type="float">
            <text:p>0.026416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N([.A9])" office:value-type="float" office:value="4.9416424226093" calcext:value-type="float">
            <text:p>4.9416424226093</text:p>
          </table:table-cell>
          <table:table-cell office:value-type="float" office:value="24785" calcext:value-type="float">
            <text:p>24785</text:p>
          </table:table-cell>
          <table:table-cell table:formula="of:=LN([.C9])" office:value-type="float" office:value="10.1179939104547" calcext:value-type="float">
            <text:p>10.1179939104547</text:p>
          </table:table-cell>
          <table:table-cell office:value-type="float" office:value="1839325" calcext:value-type="float">
            <text:p>1839325</text:p>
          </table:table-cell>
          <table:table-cell table:formula="of:=LN([.E9])" office:value-type="float" office:value="14.424909214454" calcext:value-type="float">
            <text:p>14.42490921445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LN([.H9])" office:value-type="float" office:value="4.9416424226093" calcext:value-type="float">
            <text:p>4.9416424226093</text:p>
          </table:table-cell>
          <table:table-cell office:value-type="float" office:value="0.000163102" calcext:value-type="float">
            <text:p>0.000163102</text:p>
          </table:table-cell>
          <table:table-cell table:formula="of:=LN([.J9])" office:value-type="float" office:value="-8.72113478599679" calcext:value-type="float">
            <text:p>-8.72113478599679</text:p>
          </table:table-cell>
          <table:table-cell office:value-type="float" office:value="0.061751" calcext:value-type="float">
            <text:p>0.061751</text:p>
          </table:table-cell>
          <table:table-cell table:formula="of:=LN([.L9])" office:value-type="float" office:value="-2.78464510927319" calcext:value-type="float">
            <text:p>-2.784645109273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N([.A10])" office:value-type="float" office:value="5.07517381523383" calcext:value-type="float">
            <text:p>5.07517381523383</text:p>
          </table:table-cell>
          <table:table-cell office:value-type="float" office:value="32325" calcext:value-type="float">
            <text:p>32325</text:p>
          </table:table-cell>
          <table:table-cell table:formula="of:=LN([.C10])" office:value-type="float" office:value="10.3835962036401" calcext:value-type="float">
            <text:p>10.3835962036401</text:p>
          </table:table-cell>
          <table:table-cell office:value-type="float" office:value="2743685" calcext:value-type="float">
            <text:p>2743685</text:p>
          </table:table-cell>
          <table:table-cell table:formula="of:=LN([.E10])" office:value-type="float" office:value="14.82481246532" calcext:value-type="float">
            <text:p>14.82481246532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LN([.H10])" office:value-type="float" office:value="5.07517381523383" calcext:value-type="float">
            <text:p>5.07517381523383</text:p>
          </table:table-cell>
          <table:table-cell office:value-type="float" office:value="0.000244957" calcext:value-type="float">
            <text:p>0.000244957</text:p>
          </table:table-cell>
          <table:table-cell table:formula="of:=LN([.J10])" office:value-type="float" office:value="-8.31442787302735" calcext:value-type="float">
            <text:p>-8.31442787302735</text:p>
          </table:table-cell>
          <table:table-cell office:value-type="float" office:value="0.0741688" calcext:value-type="float">
            <text:p>0.0741688</text:p>
          </table:table-cell>
          <table:table-cell table:formula="of:=LN([.L10])" office:value-type="float" office:value="-2.60141170241269" calcext:value-type="float">
            <text:p>-2.601411702412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N([.A11])" office:value-type="float" office:value="5.19295685089021" calcext:value-type="float">
            <text:p>5.19295685089021</text:p>
          </table:table-cell>
          <table:table-cell office:value-type="float" office:value="40865" calcext:value-type="float">
            <text:p>40865</text:p>
          </table:table-cell>
          <table:table-cell table:formula="of:=LN([.C11])" office:value-type="float" office:value="10.6180292299502" calcext:value-type="float">
            <text:p>10.6180292299502</text:p>
          </table:table-cell>
          <table:table-cell office:value-type="float" office:value="3904445" calcext:value-type="float">
            <text:p>3904445</text:p>
          </table:table-cell>
          <table:table-cell table:formula="of:=LN([.E11])" office:value-type="float" office:value="15.177626205675" calcext:value-type="float">
            <text:p>15.177626205675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LN([.H11])" office:value-type="float" office:value="5.19295685089021" calcext:value-type="float">
            <text:p>5.19295685089021</text:p>
          </table:table-cell>
          <table:table-cell office:value-type="float" office:value="0.000309423" calcext:value-type="float">
            <text:p>0.000309423</text:p>
          </table:table-cell>
          <table:table-cell table:formula="of:=LN([.J11])" office:value-type="float" office:value="-8.08080128516092" calcext:value-type="float">
            <text:p>-8.08080128516092</text:p>
          </table:table-cell>
          <table:table-cell office:value-type="float" office:value="0.0946658" calcext:value-type="float">
            <text:p>0.0946658</text:p>
          </table:table-cell>
          <table:table-cell table:formula="of:=LN([.L11])" office:value-type="float" office:value="-2.35740248446052" calcext:value-type="float">
            <text:p>-2.357402484460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N([.A12])" office:value-type="float" office:value="5.29831736654804" calcext:value-type="float">
            <text:p>5.29831736654804</text:p>
          </table:table-cell>
          <table:table-cell office:value-type="float" office:value="50405" calcext:value-type="float">
            <text:p>50405</text:p>
          </table:table-cell>
          <table:table-cell table:formula="of:=LN([.C12])" office:value-type="float" office:value="10.827845655488" calcext:value-type="float">
            <text:p>10.827845655488</text:p>
          </table:table-cell>
          <table:table-cell office:value-type="float" office:value="5353605" calcext:value-type="float">
            <text:p>5353605</text:p>
          </table:table-cell>
          <table:table-cell table:formula="of:=LN([.E12])" office:value-type="float" office:value="15.4932807237252" calcext:value-type="float">
            <text:p>15.493280723725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LN([.H12])" office:value-type="float" office:value="5.29831736654804" calcext:value-type="float">
            <text:p>5.29831736654804</text:p>
          </table:table-cell>
          <table:table-cell office:value-type="float" office:value="0.000347056" calcext:value-type="float">
            <text:p>0.000347056</text:p>
          </table:table-cell>
          <table:table-cell table:formula="of:=LN([.J12])" office:value-type="float" office:value="-7.96602440775299" calcext:value-type="float">
            <text:p>-7.96602440775299</text:p>
          </table:table-cell>
          <table:table-cell office:value-type="float" office:value="0.12574" calcext:value-type="float">
            <text:p>0.12574</text:p>
          </table:table-cell>
          <table:table-cell table:formula="of:=LN([.L12])" office:value-type="float" office:value="-2.07353899602722" calcext:value-type="float">
            <text:p>-2.073538996027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N([.A13])" office:value-type="float" office:value="5.39362754635236" calcext:value-type="float">
            <text:p>5.39362754635236</text:p>
          </table:table-cell>
          <table:table-cell office:value-type="float" office:value="60945" calcext:value-type="float">
            <text:p>60945</text:p>
          </table:table-cell>
          <table:table-cell table:formula="of:=LN([.C13])" office:value-type="float" office:value="11.0177270970899" calcext:value-type="float">
            <text:p>11.0177270970899</text:p>
          </table:table-cell>
          <table:table-cell office:value-type="float" office:value="7123165" calcext:value-type="float">
            <text:p>7123165</text:p>
          </table:table-cell>
          <table:table-cell table:formula="of:=LN([.E13])" office:value-type="float" office:value="15.7788627070892" calcext:value-type="float">
            <text:p>15.7788627070892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LN([.H13])" office:value-type="float" office:value="5.39362754635236" calcext:value-type="float">
            <text:p>5.39362754635236</text:p>
          </table:table-cell>
          <table:table-cell office:value-type="float" office:value="0.000423471" calcext:value-type="float">
            <text:p>0.000423471</text:p>
          </table:table-cell>
          <table:table-cell table:formula="of:=LN([.J13])" office:value-type="float" office:value="-7.76702552319439" calcext:value-type="float">
            <text:p>-7.76702552319439</text:p>
          </table:table-cell>
          <table:table-cell office:value-type="float" office:value="0.175385" calcext:value-type="float">
            <text:p>0.175385</text:p>
          </table:table-cell>
          <table:table-cell table:formula="of:=LN([.L13])" office:value-type="float" office:value="-1.74077172151514" calcext:value-type="float">
            <text:p>-1.740771721515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N([.A14])" office:value-type="float" office:value="5.48063892334199" calcext:value-type="float">
            <text:p>5.48063892334199</text:p>
          </table:table-cell>
          <table:table-cell office:value-type="float" office:value="72485" calcext:value-type="float">
            <text:p>72485</text:p>
          </table:table-cell>
          <table:table-cell table:formula="of:=LN([.C14])" office:value-type="float" office:value="11.191134922885" calcext:value-type="float">
            <text:p>11.191134922885</text:p>
          </table:table-cell>
          <table:table-cell office:value-type="float" office:value="9245125" calcext:value-type="float">
            <text:p>9245125</text:p>
          </table:table-cell>
          <table:table-cell table:formula="of:=LN([.E14])" office:value-type="float" office:value="16.039606943534" calcext:value-type="float">
            <text:p>16.039606943534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LN([.H14])" office:value-type="float" office:value="5.48063892334199" calcext:value-type="float">
            <text:p>5.48063892334199</text:p>
          </table:table-cell>
          <table:table-cell office:value-type="float" office:value="0.000539752" calcext:value-type="float">
            <text:p>0.000539752</text:p>
          </table:table-cell>
          <table:table-cell table:formula="of:=LN([.J14])" office:value-type="float" office:value="-7.52440078315705" calcext:value-type="float">
            <text:p>-7.52440078315705</text:p>
          </table:table-cell>
          <table:table-cell office:value-type="float" office:value="0.217821" calcext:value-type="float">
            <text:p>0.217821</text:p>
          </table:table-cell>
          <table:table-cell table:formula="of:=LN([.L14])" office:value-type="float" office:value="-1.52408165439848" calcext:value-type="float">
            <text:p>-1.524081654398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LN([.A15])" office:value-type="float" office:value="5.56068163101553" calcext:value-type="float">
            <text:p>5.56068163101553</text:p>
          </table:table-cell>
          <table:table-cell office:value-type="float" office:value="85025" calcext:value-type="float">
            <text:p>85025</text:p>
          </table:table-cell>
          <table:table-cell table:formula="of:=LN([.C15])" office:value-type="float" office:value="11.3507006098754" calcext:value-type="float">
            <text:p>11.3507006098754</text:p>
          </table:table-cell>
          <table:table-cell office:value-type="float" office:value="11751485" calcext:value-type="float">
            <text:p>11751485</text:p>
          </table:table-cell>
          <table:table-cell table:formula="of:=LN([.E15])" office:value-type="float" office:value="16.2794901735475" calcext:value-type="float">
            <text:p>16.2794901735475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LN([.H15])" office:value-type="float" office:value="5.56068163101553" calcext:value-type="float">
            <text:p>5.56068163101553</text:p>
          </table:table-cell>
          <table:table-cell office:value-type="float" office:value="0.000919852" calcext:value-type="float">
            <text:p>0.000919852</text:p>
          </table:table-cell>
          <table:table-cell/>
          <table:table-cell office:value-type="float" office:value="0.22644" calcext:value-type="float">
            <text:p>0.22644</text:p>
          </table:table-cell>
          <table:table-cell table:formula="of:=LN([.L15])" office:value-type="float" office:value="-1.48527526981368" calcext:value-type="float">
            <text:p>-1.485275269813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LN([.A16])" office:value-type="float" office:value="5.63478960316925" calcext:value-type="float">
            <text:p>5.63478960316925</text:p>
          </table:table-cell>
          <table:table-cell office:value-type="float" office:value="98565" calcext:value-type="float">
            <text:p>98565</text:p>
          </table:table-cell>
          <table:table-cell table:formula="of:=LN([.C16])" office:value-type="float" office:value="11.4984715080001" calcext:value-type="float">
            <text:p>11.4984715080001</text:p>
          </table:table-cell>
          <table:table-cell office:value-type="float" office:value="14674245" calcext:value-type="float">
            <text:p>14674245</text:p>
          </table:table-cell>
          <table:table-cell table:formula="of:=LN([.E16])" office:value-type="float" office:value="16.5016044743141" calcext:value-type="float">
            <text:p>16.5016044743141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LN([.H16])" office:value-type="float" office:value="5.63478960316925" calcext:value-type="float">
            <text:p>5.63478960316925</text:p>
          </table:table-cell>
          <table:table-cell office:value-type="float" office:value="0.000826485" calcext:value-type="float">
            <text:p>0.000826485</text:p>
          </table:table-cell>
          <table:table-cell table:formula="of:=LN([.J16])" office:value-type="float" office:value="-7.09832878968821" calcext:value-type="float">
            <text:p>-7.09832878968821</text:p>
          </table:table-cell>
          <table:table-cell office:value-type="float" office:value="0.247974" calcext:value-type="float">
            <text:p>0.247974</text:p>
          </table:table-cell>
          <table:table-cell table:formula="of:=LN([.L16])" office:value-type="float" office:value="-1.39443137702279" calcext:value-type="float">
            <text:p>-1.394431377022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LN([.A17])" office:value-type="float" office:value="5.7037824746562" calcext:value-type="float">
            <text:p>5.7037824746562</text:p>
          </table:table-cell>
          <table:table-cell office:value-type="float" office:value="113105" calcext:value-type="float">
            <text:p>113105</text:p>
          </table:table-cell>
          <table:table-cell table:formula="of:=LN([.C17])" office:value-type="float" office:value="11.6360718697919" calcext:value-type="float">
            <text:p>11.6360718697919</text:p>
          </table:table-cell>
          <table:table-cell office:value-type="float" office:value="18045405" calcext:value-type="float">
            <text:p>18045405</text:p>
          </table:table-cell>
          <table:table-cell table:formula="of:=LN([.E17])" office:value-type="float" office:value="16.7084016396974" calcext:value-type="float">
            <text:p>16.708401639697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LN([.H17])" office:value-type="float" office:value="5.7037824746562" calcext:value-type="float">
            <text:p>5.7037824746562</text:p>
          </table:table-cell>
          <table:table-cell office:value-type="float" office:value="0.000853281" calcext:value-type="float">
            <text:p>0.000853281</text:p>
          </table:table-cell>
          <table:table-cell table:formula="of:=LN([.J17])" office:value-type="float" office:value="-7.06642163916442" calcext:value-type="float">
            <text:p>-7.06642163916442</text:p>
          </table:table-cell>
          <table:table-cell office:value-type="float" office:value="0.370284" calcext:value-type="float">
            <text:p>0.370284</text:p>
          </table:table-cell>
          <table:table-cell table:formula="of:=LN([.L17])" office:value-type="float" office:value="-0.993485000205631" calcext:value-type="float">
            <text:p>-0.9934850002056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LN([.A18])" office:value-type="float" office:value="5.76832099579377" calcext:value-type="float">
            <text:p>5.76832099579377</text:p>
          </table:table-cell>
          <table:table-cell office:value-type="float" office:value="128645" calcext:value-type="float">
            <text:p>128645</text:p>
          </table:table-cell>
          <table:table-cell table:formula="of:=LN([.C18])" office:value-type="float" office:value="11.7648119518167" calcext:value-type="float">
            <text:p>11.7648119518167</text:p>
          </table:table-cell>
          <table:table-cell office:value-type="float" office:value="21896965" calcext:value-type="float">
            <text:p>21896965</text:p>
          </table:table-cell>
          <table:table-cell table:formula="of:=LN([.E18])" office:value-type="float" office:value="16.9018586007081" calcext:value-type="float">
            <text:p>16.9018586007081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LN([.H18])" office:value-type="float" office:value="5.76832099579377" calcext:value-type="float">
            <text:p>5.76832099579377</text:p>
          </table:table-cell>
          <table:table-cell office:value-type="float" office:value="0.00110011" calcext:value-type="float">
            <text:p>0.00110011</text:p>
          </table:table-cell>
          <table:table-cell table:formula="of:=LN([.J18])" office:value-type="float" office:value="-6.81234510417748" calcext:value-type="float">
            <text:p>-6.81234510417748</text:p>
          </table:table-cell>
          <table:table-cell office:value-type="float" office:value="0.408576" calcext:value-type="float">
            <text:p>0.408576</text:p>
          </table:table-cell>
          <table:table-cell table:formula="of:=LN([.L18])" office:value-type="float" office:value="-0.895077335474958" calcext:value-type="float">
            <text:p>-0.8950773354749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LN([.A19])" office:value-type="float" office:value="5.82894561761021" calcext:value-type="float">
            <text:p>5.82894561761021</text:p>
          </table:table-cell>
          <table:table-cell office:value-type="float" office:value="145185" calcext:value-type="float">
            <text:p>145185</text:p>
          </table:table-cell>
          <table:table-cell table:formula="of:=LN([.C19])" office:value-type="float" office:value="11.8857640702513" calcext:value-type="float">
            <text:p>11.8857640702513</text:p>
          </table:table-cell>
          <table:table-cell office:value-type="float" office:value="26260925" calcext:value-type="float">
            <text:p>26260925</text:p>
          </table:table-cell>
          <table:table-cell table:formula="of:=LN([.E19])" office:value-type="float" office:value="17.0835926508949" calcext:value-type="float">
            <text:p>17.083592650894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LN([.H19])" office:value-type="float" office:value="5.82894561761021" calcext:value-type="float">
            <text:p>5.82894561761021</text:p>
          </table:table-cell>
          <table:table-cell office:value-type="float" office:value="0.00408363" calcext:value-type="float">
            <text:p>0.00408363</text:p>
          </table:table-cell>
          <table:table-cell/>
          <table:table-cell office:value-type="float" office:value="0.431476" calcext:value-type="float">
            <text:p>0.431476</text:p>
          </table:table-cell>
          <table:table-cell table:formula="of:=LN([.L19])" office:value-type="float" office:value="-0.840543389935975" calcext:value-type="float">
            <text:p>-0.8405433899359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LN([.A20])" office:value-type="float" office:value="5.88610403145016" calcext:value-type="float">
            <text:p>5.88610403145016</text:p>
          </table:table-cell>
          <table:table-cell office:value-type="float" office:value="162725" calcext:value-type="float">
            <text:p>162725</text:p>
          </table:table-cell>
          <table:table-cell table:formula="of:=LN([.C20])" office:value-type="float" office:value="11.9998169384406" calcext:value-type="float">
            <text:p>11.9998169384406</text:p>
          </table:table-cell>
          <table:table-cell office:value-type="float" office:value="31169285" calcext:value-type="float">
            <text:p>31169285</text:p>
          </table:table-cell>
          <table:table-cell table:formula="of:=LN([.E20])" office:value-type="float" office:value="17.2549437127573" calcext:value-type="float">
            <text:p>17.2549437127573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LN([.H20])" office:value-type="float" office:value="5.88610403145016" calcext:value-type="float">
            <text:p>5.88610403145016</text:p>
          </table:table-cell>
          <table:table-cell office:value-type="float" office:value="0.00128615" calcext:value-type="float">
            <text:p>0.00128615</text:p>
          </table:table-cell>
          <table:table-cell table:formula="of:=LN([.J20])" office:value-type="float" office:value="-6.65610201922221" calcext:value-type="float">
            <text:p>-6.65610201922221</text:p>
          </table:table-cell>
          <table:table-cell office:value-type="float" office:value="0.471322" calcext:value-type="float">
            <text:p>0.471322</text:p>
          </table:table-cell>
          <table:table-cell table:formula="of:=LN([.L20])" office:value-type="float" office:value="-0.75221376674449" calcext:value-type="float">
            <text:p>-0.752213766744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LN([.A21])" office:value-type="float" office:value="5.94017125272043" calcext:value-type="float">
            <text:p>5.94017125272043</text:p>
          </table:table-cell>
          <table:table-cell office:value-type="float" office:value="181265" calcext:value-type="float">
            <text:p>181265</text:p>
          </table:table-cell>
          <table:table-cell table:formula="of:=LN([.C21])" office:value-type="float" office:value="12.1077153279133" calcext:value-type="float">
            <text:p>12.1077153279133</text:p>
          </table:table-cell>
          <table:table-cell office:value-type="float" office:value="36654045" calcext:value-type="float">
            <text:p>36654045</text:p>
          </table:table-cell>
          <table:table-cell table:formula="of:=LN([.E21])" office:value-type="float" office:value="17.417034348556" calcext:value-type="float">
            <text:p>17.41703434855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LN([.H21])" office:value-type="float" office:value="5.94017125272043" calcext:value-type="float">
            <text:p>5.94017125272043</text:p>
          </table:table-cell>
          <table:table-cell office:value-type="float" office:value="0.0045296" calcext:value-type="float">
            <text:p>0.0045296</text:p>
          </table:table-cell>
          <table:table-cell/>
          <table:table-cell office:value-type="float" office:value="0.556357" calcext:value-type="float">
            <text:p>0.556357</text:p>
          </table:table-cell>
          <table:table-cell table:formula="of:=LN([.L21])" office:value-type="float" office:value="-0.586345104449851" calcext:value-type="float">
            <text:p>-0.5863451044498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LN([.A22])" office:value-type="float" office:value="5.99146454710798" calcext:value-type="float">
            <text:p>5.99146454710798</text:p>
          </table:table-cell>
          <table:table-cell office:value-type="float" office:value="200805" calcext:value-type="float">
            <text:p>200805</text:p>
          </table:table-cell>
          <table:table-cell table:formula="of:=LN([.C22])" office:value-type="float" office:value="12.2100895668881" calcext:value-type="float">
            <text:p>12.2100895668881</text:p>
          </table:table-cell>
          <table:table-cell office:value-type="float" office:value="42747205" calcext:value-type="float">
            <text:p>42747205</text:p>
          </table:table-cell>
          <table:table-cell table:formula="of:=LN([.E22])" office:value-type="float" office:value="17.5708143710927" calcext:value-type="float">
            <text:p>17.5708143710927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LN([.H22])" office:value-type="float" office:value="5.99146454710798" calcext:value-type="float">
            <text:p>5.99146454710798</text:p>
          </table:table-cell>
          <table:table-cell office:value-type="float" office:value="0.00156226" calcext:value-type="float">
            <text:p>0.00156226</text:p>
          </table:table-cell>
          <table:table-cell table:formula="of:=LN([.J22])" office:value-type="float" office:value="-6.46162178815141" calcext:value-type="float">
            <text:p>-6.46162178815141</text:p>
          </table:table-cell>
          <table:table-cell office:value-type="float" office:value="0.726724" calcext:value-type="float">
            <text:p>0.726724</text:p>
          </table:table-cell>
          <table:table-cell table:formula="of:=LN([.L22])" office:value-type="float" office:value="-0.319208515896912" calcext:value-type="float">
            <text:p>-0.3192085158969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LN([.A23])" office:value-type="float" office:value="6.04025471127741" calcext:value-type="float">
            <text:p>6.04025471127741</text:p>
          </table:table-cell>
          <table:table-cell office:value-type="float" office:value="221345" calcext:value-type="float">
            <text:p>221345</text:p>
          </table:table-cell>
          <table:table-cell table:formula="of:=LN([.C23])" office:value-type="float" office:value="12.3074778492447" calcext:value-type="float">
            <text:p>12.3074778492447</text:p>
          </table:table-cell>
          <table:table-cell office:value-type="float" office:value="49480765" calcext:value-type="float">
            <text:p>49480765</text:p>
          </table:table-cell>
          <table:table-cell table:formula="of:=LN([.E23])" office:value-type="float" office:value="17.7170945661613" calcext:value-type="float">
            <text:p>17.7170945661613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LN([.H23])" office:value-type="float" office:value="6.04025471127741" calcext:value-type="float">
            <text:p>6.04025471127741</text:p>
          </table:table-cell>
          <table:table-cell office:value-type="float" office:value="0.00178542" calcext:value-type="float">
            <text:p>0.00178542</text:p>
          </table:table-cell>
          <table:table-cell table:formula="of:=LN([.J23])" office:value-type="float" office:value="-6.32810159731021" calcext:value-type="float">
            <text:p>-6.32810159731021</text:p>
          </table:table-cell>
          <table:table-cell office:value-type="float" office:value="0.757301" calcext:value-type="float">
            <text:p>0.757301</text:p>
          </table:table-cell>
          <table:table-cell table:formula="of:=LN([.L23])" office:value-type="float" office:value="-0.277994482382577" calcext:value-type="float">
            <text:p>-0.27799448238257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LN([.A24])" office:value-type="float" office:value="6.08677472691231" calcext:value-type="float">
            <text:p>6.08677472691231</text:p>
          </table:table-cell>
          <table:table-cell office:value-type="float" office:value="242885" calcext:value-type="float">
            <text:p>242885</text:p>
          </table:table-cell>
          <table:table-cell table:formula="of:=LN([.C24])" office:value-type="float" office:value="12.4003433592753" calcext:value-type="float">
            <text:p>12.4003433592753</text:p>
          </table:table-cell>
          <table:table-cell office:value-type="float" office:value="56886725" calcext:value-type="float">
            <text:p>56886725</text:p>
          </table:table-cell>
          <table:table-cell table:formula="of:=LN([.E24])" office:value-type="float" office:value="17.8565725678348" calcext:value-type="float">
            <text:p>17.856572567834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LN([.H24])" office:value-type="float" office:value="6.08677472691231" calcext:value-type="float">
            <text:p>6.08677472691231</text:p>
          </table:table-cell>
          <table:table-cell office:value-type="float" office:value="0.00197046" calcext:value-type="float">
            <text:p>0.00197046</text:p>
          </table:table-cell>
          <table:table-cell table:formula="of:=LN([.J24])" office:value-type="float" office:value="-6.22948826095164" calcext:value-type="float">
            <text:p>-6.22948826095164</text:p>
          </table:table-cell>
          <table:table-cell office:value-type="float" office:value="0.849131" calcext:value-type="float">
            <text:p>0.849131</text:p>
          </table:table-cell>
          <table:table-cell table:formula="of:=LN([.L24])" office:value-type="float" office:value="-0.163541805398183" calcext:value-type="float">
            <text:p>-0.1635418053981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LN([.A25])" office:value-type="float" office:value="6.13122648948314" calcext:value-type="float">
            <text:p>6.13122648948314</text:p>
          </table:table-cell>
          <table:table-cell office:value-type="float" office:value="265425" calcext:value-type="float">
            <text:p>265425</text:p>
          </table:table-cell>
          <table:table-cell table:formula="of:=LN([.C25])" office:value-type="float" office:value="12.4890875938818" calcext:value-type="float">
            <text:p>12.4890875938818</text:p>
          </table:table-cell>
          <table:table-cell office:value-type="float" office:value="64997085" calcext:value-type="float">
            <text:p>64997085</text:p>
          </table:table-cell>
          <table:table-cell table:formula="of:=LN([.E25])" office:value-type="float" office:value="17.9898529807004" calcext:value-type="float">
            <text:p>17.9898529807004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LN([.H25])" office:value-type="float" office:value="6.13122648948314" calcext:value-type="float">
            <text:p>6.13122648948314</text:p>
          </table:table-cell>
          <table:table-cell office:value-type="float" office:value="0.00210011" calcext:value-type="float">
            <text:p>0.00210011</text:p>
          </table:table-cell>
          <table:table-cell table:formula="of:=LN([.J25])" office:value-type="float" office:value="-6.16576555467221" calcext:value-type="float">
            <text:p>-6.16576555467221</text:p>
          </table:table-cell>
          <table:table-cell office:value-type="float" office:value="0.941293" calcext:value-type="float">
            <text:p>0.941293</text:p>
          </table:table-cell>
          <table:table-cell table:formula="of:=LN([.L25])" office:value-type="float" office:value="-0.0605008169805699" calcext:value-type="float">
            <text:p>-0.060500816980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LN([.A26])" office:value-type="float" office:value="6.17378610390194" calcext:value-type="float">
            <text:p>6.17378610390194</text:p>
          </table:table-cell>
          <table:table-cell office:value-type="float" office:value="288965" calcext:value-type="float">
            <text:p>288965</text:p>
          </table:table-cell>
          <table:table-cell table:formula="of:=LN([.C26])" office:value-type="float" office:value="12.5740608524941" calcext:value-type="float">
            <text:p>12.5740608524941</text:p>
          </table:table-cell>
          <table:table-cell office:value-type="float" office:value="73843845" calcext:value-type="float">
            <text:p>73843845</text:p>
          </table:table-cell>
          <table:table-cell table:formula="of:=LN([.E26])" office:value-type="float" office:value="18.1174632188508" calcext:value-type="float">
            <text:p>18.1174632188508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LN([.H26])" office:value-type="float" office:value="6.17378610390194" calcext:value-type="float">
            <text:p>6.17378610390194</text:p>
          </table:table-cell>
          <table:table-cell office:value-type="float" office:value="0.00242226" calcext:value-type="float">
            <text:p>0.00242226</text:p>
          </table:table-cell>
          <table:table-cell table:formula="of:=LN([.J26])" office:value-type="float" office:value="-6.02305429031466" calcext:value-type="float">
            <text:p>-6.02305429031466</text:p>
          </table:table-cell>
          <table:table-cell office:value-type="float" office:value="1.01143" calcext:value-type="float">
            <text:p>1.01143</text:p>
          </table:table-cell>
          <table:table-cell table:formula="of:=LN([.L26])" office:value-type="float" office:value="0.0113651710786962" calcext:value-type="float">
            <text:p>0.0113651710786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LN([.A27])" office:value-type="float" office:value="6.21460809842219" calcext:value-type="float">
            <text:p>6.21460809842219</text:p>
          </table:table-cell>
          <table:table-cell office:value-type="float" office:value="313505" calcext:value-type="float">
            <text:p>313505</text:p>
          </table:table-cell>
          <table:table-cell table:formula="of:=LN([.C27])" office:value-type="float" office:value="12.6555705878912" calcext:value-type="float">
            <text:p>12.6555705878912</text:p>
          </table:table-cell>
          <table:table-cell office:value-type="float" office:value="83459005" calcext:value-type="float">
            <text:p>83459005</text:p>
          </table:table-cell>
          <table:table-cell table:formula="of:=LN([.E27])" office:value-type="float" office:value="18.2398661111779" calcext:value-type="float">
            <text:p>18.2398661111779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LN([.H27])" office:value-type="float" office:value="6.21460809842219" calcext:value-type="float">
            <text:p>6.21460809842219</text:p>
          </table:table-cell>
          <table:table-cell office:value-type="float" office:value="0.00264226" calcext:value-type="float">
            <text:p>0.00264226</text:p>
          </table:table-cell>
          <table:table-cell table:formula="of:=LN([.J27])" office:value-type="float" office:value="-5.93612066742875" calcext:value-type="float">
            <text:p>-5.93612066742875</text:p>
          </table:table-cell>
          <table:table-cell office:value-type="float" office:value="1.14014" calcext:value-type="float">
            <text:p>1.14014</text:p>
          </table:table-cell>
          <table:table-cell table:formula="of:=LN([.L27])" office:value-type="float" office:value="0.131151061883783" calcext:value-type="float">
            <text:p>0.13115106188378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LN([.A28])" office:value-type="float" office:value="6.25382881157547" calcext:value-type="float">
            <text:p>6.25382881157547</text:p>
          </table:table-cell>
          <table:table-cell office:value-type="float" office:value="339045" calcext:value-type="float">
            <text:p>339045</text:p>
          </table:table-cell>
          <table:table-cell table:formula="of:=LN([.C28])" office:value-type="float" office:value="12.7338881209158" calcext:value-type="float">
            <text:p>12.7338881209158</text:p>
          </table:table-cell>
          <table:table-cell office:value-type="float" office:value="93874565" calcext:value-type="float">
            <text:p>93874565</text:p>
          </table:table-cell>
          <table:table-cell table:formula="of:=LN([.E28])" office:value-type="float" office:value="18.3574700342163" calcext:value-type="float">
            <text:p>18.3574700342163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LN([.H28])" office:value-type="float" office:value="6.25382881157547" calcext:value-type="float">
            <text:p>6.25382881157547</text:p>
          </table:table-cell>
          <table:table-cell office:value-type="float" office:value="0.00305936" calcext:value-type="float">
            <text:p>0.00305936</text:p>
          </table:table-cell>
          <table:table-cell table:formula="of:=LN([.J28])" office:value-type="float" office:value="-5.78954953521963" calcext:value-type="float">
            <text:p>-5.78954953521963</text:p>
          </table:table-cell>
          <table:table-cell office:value-type="float" office:value="1.18435" calcext:value-type="float">
            <text:p>1.18435</text:p>
          </table:table-cell>
          <table:table-cell table:formula="of:=LN([.L28])" office:value-type="float" office:value="0.169194100886454" calcext:value-type="float">
            <text:p>0.1691941008864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LN([.A29])" office:value-type="float" office:value="6.29156913955832" calcext:value-type="float">
            <text:p>6.29156913955832</text:p>
          </table:table-cell>
          <table:table-cell office:value-type="float" office:value="365585" calcext:value-type="float">
            <text:p>365585</text:p>
          </table:table-cell>
          <table:table-cell table:formula="of:=LN([.C29])" office:value-type="float" office:value="12.8092540892741" calcext:value-type="float">
            <text:p>12.8092540892741</text:p>
          </table:table-cell>
          <table:table-cell office:value-type="float" office:value="105122525" calcext:value-type="float">
            <text:p>105122525</text:p>
          </table:table-cell>
          <table:table-cell table:formula="of:=LN([.E29])" office:value-type="float" office:value="18.4706371325795" calcext:value-type="float">
            <text:p>18.4706371325795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LN([.H29])" office:value-type="float" office:value="6.29156913955832" calcext:value-type="float">
            <text:p>6.29156913955832</text:p>
          </table:table-cell>
          <table:table-cell office:value-type="float" office:value="0.00306789" calcext:value-type="float">
            <text:p>0.00306789</text:p>
          </table:table-cell>
          <table:table-cell table:formula="of:=LN([.J29])" office:value-type="float" office:value="-5.78676525009643" calcext:value-type="float">
            <text:p>-5.78676525009643</text:p>
          </table:table-cell>
          <table:table-cell office:value-type="float" office:value="1.33225" calcext:value-type="float">
            <text:p>1.33225</text:p>
          </table:table-cell>
          <table:table-cell table:formula="of:=LN([.L29])" office:value-type="float" office:value="0.286869242194755" calcext:value-type="float">
            <text:p>0.2868692421947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LN([.A30])" office:value-type="float" office:value="6.32793678372919" calcext:value-type="float">
            <text:p>6.32793678372919</text:p>
          </table:table-cell>
          <table:table-cell office:value-type="float" office:value="393125" calcext:value-type="float">
            <text:p>393125</text:p>
          </table:table-cell>
          <table:table-cell table:formula="of:=LN([.C30])" office:value-type="float" office:value="12.8818829064368" calcext:value-type="float">
            <text:p>12.8818829064368</text:p>
          </table:table-cell>
          <table:table-cell office:value-type="float" office:value="117234885" calcext:value-type="float">
            <text:p>117234885</text:p>
          </table:table-cell>
          <table:table-cell table:formula="of:=LN([.E30])" office:value-type="float" office:value="18.5796900444008" calcext:value-type="float">
            <text:p>18.5796900444008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LN([.H30])" office:value-type="float" office:value="6.32793678372919" calcext:value-type="float">
            <text:p>6.32793678372919</text:p>
          </table:table-cell>
          <table:table-cell office:value-type="float" office:value="0.00309225" calcext:value-type="float">
            <text:p>0.00309225</text:p>
          </table:table-cell>
          <table:table-cell table:formula="of:=LN([.J30])" office:value-type="float" office:value="-5.77885629770916" calcext:value-type="float">
            <text:p>-5.77885629770916</text:p>
          </table:table-cell>
          <table:table-cell office:value-type="float" office:value="1.92169" calcext:value-type="float">
            <text:p>1.92169</text:p>
          </table:table-cell>
          <table:table-cell table:formula="of:=LN([.L30])" office:value-type="float" office:value="0.653205007216837" calcext:value-type="float">
            <text:p>0.65320500721683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LN([.A31])" office:value-type="float" office:value="6.36302810354047" calcext:value-type="float">
            <text:p>6.36302810354047</text:p>
          </table:table-cell>
          <table:table-cell office:value-type="float" office:value="421665" calcext:value-type="float">
            <text:p>421665</text:p>
          </table:table-cell>
          <table:table-cell table:formula="of:=LN([.C31])" office:value-type="float" office:value="12.9519664388987" calcext:value-type="float">
            <text:p>12.9519664388987</text:p>
          </table:table-cell>
          <table:table-cell office:value-type="float" office:value="130243645" calcext:value-type="float">
            <text:p>130243645</text:p>
          </table:table-cell>
          <table:table-cell table:formula="of:=LN([.E31])" office:value-type="float" office:value="18.6849174466205" calcext:value-type="float">
            <text:p>18.6849174466205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LN([.H31])" office:value-type="float" office:value="6.36302810354047" calcext:value-type="float">
            <text:p>6.36302810354047</text:p>
          </table:table-cell>
          <table:table-cell office:value-type="float" office:value="0.00377264" calcext:value-type="float">
            <text:p>0.00377264</text:p>
          </table:table-cell>
          <table:table-cell table:formula="of:=LN([.J31])" office:value-type="float" office:value="-5.57998025734154" calcext:value-type="float">
            <text:p>-5.57998025734154</text:p>
          </table:table-cell>
          <table:table-cell office:value-type="float" office:value="1.36076" calcext:value-type="float">
            <text:p>1.36076</text:p>
          </table:table-cell>
          <table:table-cell table:formula="of:=LN([.L31])" office:value-type="float" office:value="0.30804336719365" calcext:value-type="float">
            <text:p>0.308043367193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LN([.A32])" office:value-type="float" office:value="6.39692965521615" calcext:value-type="float">
            <text:p>6.39692965521615</text:p>
          </table:table-cell>
          <table:table-cell office:value-type="float" office:value="451205" calcext:value-type="float">
            <text:p>451205</text:p>
          </table:table-cell>
          <table:table-cell table:formula="of:=LN([.C32])" office:value-type="float" office:value="13.0196770606649" calcext:value-type="float">
            <text:p>13.0196770606649</text:p>
          </table:table-cell>
          <table:table-cell office:value-type="float" office:value="144180805" calcext:value-type="float">
            <text:p>144180805</text:p>
          </table:table-cell>
          <table:table-cell table:formula="of:=LN([.E32])" office:value-type="float" office:value="18.7865786602238" calcext:value-type="float">
            <text:p>18.7865786602238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LN([.H32])" office:value-type="float" office:value="6.39692965521615" calcext:value-type="float">
            <text:p>6.39692965521615</text:p>
          </table:table-cell>
          <table:table-cell office:value-type="float" office:value="0.00369602" calcext:value-type="float">
            <text:p>0.00369602</text:p>
          </table:table-cell>
          <table:table-cell table:formula="of:=LN([.J32])" office:value-type="float" office:value="-5.60049871396193" calcext:value-type="float">
            <text:p>-5.60049871396193</text:p>
          </table:table-cell>
          <table:table-cell office:value-type="float" office:value="1.90362" calcext:value-type="float">
            <text:p>1.90362</text:p>
          </table:table-cell>
          <table:table-cell table:formula="of:=LN([.L32])" office:value-type="float" office:value="0.643757336618536" calcext:value-type="float">
            <text:p>0.643757336618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7:44:53.413000000</meta:creation-date>
    <dc:date>2022-03-11T18:01:55.401000000</dc:date>
    <meta:editing-duration>PT6M41S</meta:editing-duration>
    <meta:editing-cycles>1</meta:editing-cycles>
    <meta:document-statistic meta:table-count="1" meta:cell-count="365" meta:object-count="2"/>
    <meta:generator>LibreOffice/5.2.7.2$Windows_x86 LibreOffice_project/2b7f1e640c46ceb28adf43ee075a6e8b8439ed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1.904cm" svg:y="3.454cm" style:legend-expansion="high" chart:style-name="ch2"/>
        <chart:plot-area chart:style-name="ch3" table:cell-range-address="Sheet1.B3:Sheet1.B32 Sheet1.F3:Sheet1.F32 Sheet1.D3:Sheet1.D32" svg:x="0.32cm" svg:y="0.18cm" svg:width="11.264cm" svg:height="8.64cm">
          <chartooo:coordinate-region svg:x="0.756cm" svg:y="0.379cm" svg:width="10.5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32" chart:class="chart:scatter">
            <chart:domain table:cell-range-address="Sheet1.B3:Sheet1.B32"/>
            <chart:regression-curve chart:style-name="ch7">
              <chart:equation chart:display-equation="true" chart:display-r-square="true" svg:x="1.362cm" svg:y="1.435cm"/>
            </chart:regression-curve>
            <chart:data-point chart:repeated="30"/>
          </chart:series>
          <chart:series chart:style-name="ch8" chart:values-cell-range-address="Sheet1.D3:Sheet1.D32" chart:class="chart:scatter">
            <chart:regression-curve chart:style-name="ch9">
              <chart:equation chart:display-equation="true" chart:display-r-square="true" svg:x="4.309cm" svg:y="5.007cm"/>
            </chart:regression-curve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573227355399">
                <text:p>2.99573227355399</text:p>
                <draw:g>
                  <svg:desc>Sheet1.B3:Sheet1.B32</svg:desc>
                </draw:g>
              </table:table-cell>
              <table:table-cell office:value-type="float" office:value="8.62425226370964">
                <text:p>8.62425226370964</text:p>
                <draw:g>
                  <svg:desc>Sheet1.F3:Sheet1.F32</svg:desc>
                </draw:g>
              </table:table-cell>
              <table:table-cell office:value-type="float" office:value="6.30078579466324">
                <text:p>6.30078579466324</text:p>
                <draw:g>
                  <svg:desc>Sheet1.D3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10.6810907646364">
                <text:p>10.6810907646364</text:p>
              </table:table-cell>
              <table:table-cell office:value-type="float" office:value="7.6425241342329">
                <text:p>7.6425241342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11.8905739190816">
                <text:p>11.8905739190816</text:p>
              </table:table-cell>
              <table:table-cell office:value-type="float" office:value="8.43923164994653">
                <text:p>8.43923164994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12.7502701807372">
                <text:p>12.7502701807372</text:p>
              </table:table-cell>
              <table:table-cell office:value-type="float" office:value="9.00761200540457">
                <text:p>9.00761200540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13.4177233988239">
                <text:p>13.4177233988239</text:p>
              </table:table-cell>
              <table:table-cell office:value-type="float" office:value="9.44975089575427">
                <text:p>9.44975089575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13.9633829994038">
                <text:p>13.9633829994038</text:p>
              </table:table-cell>
              <table:table-cell office:value-type="float" office:value="9.81164634887055">
                <text:p>9.81164634887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14.424909214454">
                <text:p>14.424909214454</text:p>
              </table:table-cell>
              <table:table-cell office:value-type="float" office:value="10.1179939104547">
                <text:p>10.1179939104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14.82481246532">
                <text:p>14.82481246532</text:p>
              </table:table-cell>
              <table:table-cell office:value-type="float" office:value="10.3835962036401">
                <text:p>10.3835962036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15.177626205675">
                <text:p>15.177626205675</text:p>
              </table:table-cell>
              <table:table-cell office:value-type="float" office:value="10.6180292299502">
                <text:p>10.6180292299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15.4932807237252">
                <text:p>15.4932807237252</text:p>
              </table:table-cell>
              <table:table-cell office:value-type="float" office:value="10.827845655488">
                <text:p>10.82784565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362754635236">
                <text:p>5.39362754635236</text:p>
              </table:table-cell>
              <table:table-cell office:value-type="float" office:value="15.7788627070892">
                <text:p>15.7788627070892</text:p>
              </table:table-cell>
              <table:table-cell office:value-type="float" office:value="11.0177270970899">
                <text:p>11.0177270970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8063892334199">
                <text:p>5.48063892334199</text:p>
              </table:table-cell>
              <table:table-cell office:value-type="float" office:value="16.039606943534">
                <text:p>16.039606943534</text:p>
              </table:table-cell>
              <table:table-cell office:value-type="float" office:value="11.191134922885">
                <text:p>11.191134922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6068163101553">
                <text:p>5.56068163101553</text:p>
              </table:table-cell>
              <table:table-cell office:value-type="float" office:value="16.2794901735475">
                <text:p>16.2794901735475</text:p>
              </table:table-cell>
              <table:table-cell office:value-type="float" office:value="11.3507006098754">
                <text:p>11.3507006098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3478960316925">
                <text:p>5.63478960316925</text:p>
              </table:table-cell>
              <table:table-cell office:value-type="float" office:value="16.5016044743141">
                <text:p>16.5016044743141</text:p>
              </table:table-cell>
              <table:table-cell office:value-type="float" office:value="11.4984715080001">
                <text:p>11.498471508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16.7084016396974">
                <text:p>16.7084016396974</text:p>
              </table:table-cell>
              <table:table-cell office:value-type="float" office:value="11.6360718697919">
                <text:p>11.6360718697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6832099579377">
                <text:p>5.76832099579377</text:p>
              </table:table-cell>
              <table:table-cell office:value-type="float" office:value="16.9018586007081">
                <text:p>16.9018586007081</text:p>
              </table:table-cell>
              <table:table-cell office:value-type="float" office:value="11.7648119518167">
                <text:p>11.7648119518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2894561761021">
                <text:p>5.82894561761021</text:p>
              </table:table-cell>
              <table:table-cell office:value-type="float" office:value="17.0835926508949">
                <text:p>17.0835926508949</text:p>
              </table:table-cell>
              <table:table-cell office:value-type="float" office:value="11.8857640702513">
                <text:p>11.8857640702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8610403145016">
                <text:p>5.88610403145016</text:p>
              </table:table-cell>
              <table:table-cell office:value-type="float" office:value="17.2549437127573">
                <text:p>17.2549437127573</text:p>
              </table:table-cell>
              <table:table-cell office:value-type="float" office:value="11.9998169384406">
                <text:p>11.9998169384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4017125272043">
                <text:p>5.94017125272043</text:p>
              </table:table-cell>
              <table:table-cell office:value-type="float" office:value="17.417034348556">
                <text:p>17.417034348556</text:p>
              </table:table-cell>
              <table:table-cell office:value-type="float" office:value="12.1077153279133">
                <text:p>12.1077153279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17.5708143710927">
                <text:p>17.5708143710927</text:p>
              </table:table-cell>
              <table:table-cell office:value-type="float" office:value="12.2100895668881">
                <text:p>12.2100895668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4025471127741">
                <text:p>6.04025471127741</text:p>
              </table:table-cell>
              <table:table-cell office:value-type="float" office:value="17.7170945661613">
                <text:p>17.7170945661613</text:p>
              </table:table-cell>
              <table:table-cell office:value-type="float" office:value="12.3074778492447">
                <text:p>12.3074778492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8677472691231">
                <text:p>6.08677472691231</text:p>
              </table:table-cell>
              <table:table-cell office:value-type="float" office:value="17.8565725678348">
                <text:p>17.8565725678348</text:p>
              </table:table-cell>
              <table:table-cell office:value-type="float" office:value="12.4003433592753">
                <text:p>12.4003433592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3122648948314">
                <text:p>6.13122648948314</text:p>
              </table:table-cell>
              <table:table-cell office:value-type="float" office:value="17.9898529807004">
                <text:p>17.9898529807004</text:p>
              </table:table-cell>
              <table:table-cell office:value-type="float" office:value="12.4890875938818">
                <text:p>12.4890875938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7378610390194">
                <text:p>6.17378610390194</text:p>
              </table:table-cell>
              <table:table-cell office:value-type="float" office:value="18.1174632188508">
                <text:p>18.1174632188508</text:p>
              </table:table-cell>
              <table:table-cell office:value-type="float" office:value="12.5740608524941">
                <text:p>12.5740608524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18.2398661111779">
                <text:p>18.2398661111779</text:p>
              </table:table-cell>
              <table:table-cell office:value-type="float" office:value="12.6555705878912">
                <text:p>12.6555705878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382881157547">
                <text:p>6.25382881157547</text:p>
              </table:table-cell>
              <table:table-cell office:value-type="float" office:value="18.3574700342163">
                <text:p>18.3574700342163</text:p>
              </table:table-cell>
              <table:table-cell office:value-type="float" office:value="12.7338881209158">
                <text:p>12.7338881209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9156913955832">
                <text:p>6.29156913955832</text:p>
              </table:table-cell>
              <table:table-cell office:value-type="float" office:value="18.4706371325795">
                <text:p>18.4706371325795</text:p>
              </table:table-cell>
              <table:table-cell office:value-type="float" office:value="12.8092540892741">
                <text:p>12.8092540892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32793678372919">
                <text:p>6.32793678372919</text:p>
              </table:table-cell>
              <table:table-cell office:value-type="float" office:value="18.5796900444008">
                <text:p>18.5796900444008</text:p>
              </table:table-cell>
              <table:table-cell office:value-type="float" office:value="12.8818829064368">
                <text:p>12.8818829064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6302810354047">
                <text:p>6.36302810354047</text:p>
              </table:table-cell>
              <table:table-cell office:value-type="float" office:value="18.6849174466205">
                <text:p>18.6849174466205</text:p>
              </table:table-cell>
              <table:table-cell office:value-type="float" office:value="12.9519664388987">
                <text:p>12.9519664388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18.7865786602238">
                <text:p>18.7865786602238</text:p>
              </table:table-cell>
              <table:table-cell office:value-type="float" office:value="13.0196770606649">
                <text:p>13.0196770606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454cm" style:legend-expansion="high" chart:style-name="ch2"/>
        <chart:plot-area chart:style-name="ch3" table:cell-range-address="Sheet1.I3:Sheet1.I32 Sheet1.K3:Sheet1.K32 Sheet1.M3:Sheet1.M32" svg:x="0.32cm" svg:y="0.18cm" svg:width="11.211cm" svg:height="8.64cm">
          <chartooo:coordinate-region svg:x="1.047cm" svg:y="0.379cm" svg:width="10.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32" chart:class="chart:scatter">
            <chart:domain table:cell-range-address="Sheet1.I3:Sheet1.I32"/>
            <chart:regression-curve chart:style-name="ch7">
              <chart:equation chart:display-equation="true" chart:display-r-square="true" svg:x="6.892cm" svg:y="6.614cm"/>
            </chart:regression-curve>
            <chart:data-point chart:repeated="30"/>
          </chart:series>
          <chart:series chart:style-name="ch8" chart:values-cell-range-address="Sheet1.M3:Sheet1.M32" chart:class="chart:scatter">
            <chart:regression-curve chart:style-name="ch9">
              <chart:equation chart:display-equation="true" chart:display-r-square="true" svg:x="1.302cm" svg:y="2.495cm"/>
            </chart:regression-curve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573227355399">
                <text:p>2.99573227355399</text:p>
                <draw:g>
                  <svg:desc>Sheet1.I3:Sheet1.I32</svg:desc>
                </draw:g>
              </table:table-cell>
              <table:table-cell office:value-type="float" office:value="-12.5587555681994">
                <text:p>-12.5587555681994</text:p>
                <draw:g>
                  <svg:desc>Sheet1.K3:Sheet1.K32</svg:desc>
                </draw:g>
              </table:table-cell>
              <table:table-cell office:value-type="float" office:value="NaN">
                <text:p>NaN</text:p>
                <draw:g>
                  <svg:desc>Sheet1.M3:Sheet1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-11.2400778814769">
                <text:p>-11.2400778814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-10.4514959674298">
                <text:p>-10.451495967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-9.85121773510245">
                <text:p>-9.8512177351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-9.40039978894258">
                <text:p>-9.40039978894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-8.7318044960915">
                <text:p>-8.731804496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-8.72113478599679">
                <text:p>-8.72113478599679</text:p>
              </table:table-cell>
              <table:table-cell office:value-type="float" office:value="-2.78464510927319">
                <text:p>-2.78464510927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-8.31442787302735">
                <text:p>-8.31442787302735</text:p>
              </table:table-cell>
              <table:table-cell office:value-type="float" office:value="-2.60141170241269">
                <text:p>-2.6014117024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-8.08080128516092">
                <text:p>-8.08080128516092</text:p>
              </table:table-cell>
              <table:table-cell office:value-type="float" office:value="-2.35740248446052">
                <text:p>-2.3574024844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-7.96602440775299">
                <text:p>-7.96602440775299</text:p>
              </table:table-cell>
              <table:table-cell office:value-type="float" office:value="-2.07353899602722">
                <text:p>-2.07353899602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362754635236">
                <text:p>5.39362754635236</text:p>
              </table:table-cell>
              <table:table-cell office:value-type="float" office:value="-7.76702552319439">
                <text:p>-7.76702552319439</text:p>
              </table:table-cell>
              <table:table-cell office:value-type="float" office:value="-1.74077172151514">
                <text:p>-1.74077172151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8063892334199">
                <text:p>5.48063892334199</text:p>
              </table:table-cell>
              <table:table-cell office:value-type="float" office:value="-7.52440078315705">
                <text:p>-7.52440078315705</text:p>
              </table:table-cell>
              <table:table-cell office:value-type="float" office:value="-1.52408165439848">
                <text:p>-1.52408165439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6068163101553">
                <text:p>5.56068163101553</text:p>
              </table:table-cell>
              <table:table-cell office:value-type="float" office:value="NaN">
                <text:p>NaN</text:p>
              </table:table-cell>
              <table:table-cell office:value-type="float" office:value="-1.48527526981368">
                <text:p>-1.48527526981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3478960316925">
                <text:p>5.63478960316925</text:p>
              </table:table-cell>
              <table:table-cell office:value-type="float" office:value="-7.09832878968821">
                <text:p>-7.09832878968821</text:p>
              </table:table-cell>
              <table:table-cell office:value-type="float" office:value="-1.39443137702279">
                <text:p>-1.39443137702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-7.06642163916442">
                <text:p>-7.06642163916442</text:p>
              </table:table-cell>
              <table:table-cell office:value-type="float" office:value="-0.993485000205631">
                <text:p>-0.993485000205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6832099579377">
                <text:p>5.76832099579377</text:p>
              </table:table-cell>
              <table:table-cell office:value-type="float" office:value="-6.81234510417748">
                <text:p>-6.81234510417748</text:p>
              </table:table-cell>
              <table:table-cell office:value-type="float" office:value="-0.895077335474958">
                <text:p>-0.895077335474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2894561761021">
                <text:p>5.82894561761021</text:p>
              </table:table-cell>
              <table:table-cell office:value-type="float" office:value="NaN">
                <text:p>NaN</text:p>
              </table:table-cell>
              <table:table-cell office:value-type="float" office:value="-0.840543389935975">
                <text:p>-0.840543389935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8610403145016">
                <text:p>5.88610403145016</text:p>
              </table:table-cell>
              <table:table-cell office:value-type="float" office:value="-6.65610201922221">
                <text:p>-6.65610201922221</text:p>
              </table:table-cell>
              <table:table-cell office:value-type="float" office:value="-0.75221376674449">
                <text:p>-0.75221376674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4017125272043">
                <text:p>5.94017125272043</text:p>
              </table:table-cell>
              <table:table-cell office:value-type="float" office:value="NaN">
                <text:p>NaN</text:p>
              </table:table-cell>
              <table:table-cell office:value-type="float" office:value="-0.586345104449851">
                <text:p>-0.586345104449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-6.46162178815141">
                <text:p>-6.46162178815141</text:p>
              </table:table-cell>
              <table:table-cell office:value-type="float" office:value="-0.319208515896912">
                <text:p>-0.319208515896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4025471127741">
                <text:p>6.04025471127741</text:p>
              </table:table-cell>
              <table:table-cell office:value-type="float" office:value="-6.32810159731021">
                <text:p>-6.32810159731021</text:p>
              </table:table-cell>
              <table:table-cell office:value-type="float" office:value="-0.277994482382577">
                <text:p>-0.277994482382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8677472691231">
                <text:p>6.08677472691231</text:p>
              </table:table-cell>
              <table:table-cell office:value-type="float" office:value="-6.22948826095164">
                <text:p>-6.22948826095164</text:p>
              </table:table-cell>
              <table:table-cell office:value-type="float" office:value="-0.163541805398183">
                <text:p>-0.163541805398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3122648948314">
                <text:p>6.13122648948314</text:p>
              </table:table-cell>
              <table:table-cell office:value-type="float" office:value="-6.16576555467221">
                <text:p>-6.16576555467221</text:p>
              </table:table-cell>
              <table:table-cell office:value-type="float" office:value="-0.0605008169805699">
                <text:p>-0.0605008169805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7378610390194">
                <text:p>6.17378610390194</text:p>
              </table:table-cell>
              <table:table-cell office:value-type="float" office:value="-6.02305429031466">
                <text:p>-6.02305429031466</text:p>
              </table:table-cell>
              <table:table-cell office:value-type="float" office:value="0.0113651710786962">
                <text:p>0.0113651710786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-5.93612066742875">
                <text:p>-5.93612066742875</text:p>
              </table:table-cell>
              <table:table-cell office:value-type="float" office:value="0.131151061883783">
                <text:p>0.131151061883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382881157547">
                <text:p>6.25382881157547</text:p>
              </table:table-cell>
              <table:table-cell office:value-type="float" office:value="-5.78954953521963">
                <text:p>-5.78954953521963</text:p>
              </table:table-cell>
              <table:table-cell office:value-type="float" office:value="0.169194100886454">
                <text:p>0.169194100886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9156913955832">
                <text:p>6.29156913955832</text:p>
              </table:table-cell>
              <table:table-cell office:value-type="float" office:value="-5.78676525009643">
                <text:p>-5.78676525009643</text:p>
              </table:table-cell>
              <table:table-cell office:value-type="float" office:value="0.286869242194755">
                <text:p>0.286869242194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32793678372919">
                <text:p>6.32793678372919</text:p>
              </table:table-cell>
              <table:table-cell office:value-type="float" office:value="-5.77885629770916">
                <text:p>-5.77885629770916</text:p>
              </table:table-cell>
              <table:table-cell office:value-type="float" office:value="0.653205007216837">
                <text:p>0.653205007216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6302810354047">
                <text:p>6.36302810354047</text:p>
              </table:table-cell>
              <table:table-cell office:value-type="float" office:value="-5.57998025734154">
                <text:p>-5.57998025734154</text:p>
              </table:table-cell>
              <table:table-cell office:value-type="float" office:value="0.30804336719365">
                <text:p>0.30804336719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-5.60049871396193">
                <text:p>-5.60049871396193</text:p>
              </table:table-cell>
              <table:table-cell office:value-type="float" office:value="0.643757336618536">
                <text:p>0.643757336618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